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officeooo:rsid="000f1e7f" officeooo:paragraph-rsid="000f1e7f"/>
    </style:style>
    <style:style style:name="P2" style:family="paragraph" style:parent-style-name="Standard">
      <style:text-properties style:text-position="0% 100%" fo:font-weight="normal" officeooo:rsid="0010eb80" officeooo:paragraph-rsid="0010eb80" style:font-weight-asian="normal" style:font-weight-complex="normal"/>
    </style:style>
    <style:style style:name="P3" style:family="paragraph" style:parent-style-name="Standard">
      <style:text-properties style:text-position="0% 100%" fo:font-weight="normal" officeooo:rsid="00183ef8" officeooo:paragraph-rsid="00183ef8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8adef" officeooo:paragraph-rsid="0018adef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c0c9b" officeooo:paragraph-rsid="001c0c9b" style:font-weight-asian="normal" style:font-weight-complex="normal"/>
    </style:style>
    <style:style style:name="P6" style:family="paragraph" style:parent-style-name="Standard" style:list-style-name="L1">
      <style:text-properties officeooo:paragraph-rsid="001b0eb6"/>
    </style:style>
    <style:style style:name="P7" style:family="paragraph" style:parent-style-name="Standard" style:list-style-name="L1">
      <style:text-properties fo:font-weight="normal" officeooo:rsid="000f1e7f" officeooo:paragraph-rsid="000f1e7f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f1e7f" officeooo:paragraph-rsid="00109657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f1e7f" officeooo:paragraph-rsid="0010eb80" style:font-weight-asian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09657"/>
    </style:style>
    <style:style style:name="T3" style:family="text">
      <style:text-properties style:text-position="0% 100%" style:font-name="Times New Roman1" officeooo:rsid="00109657" style:font-name-asian="Times New Roman1" style:font-name-complex="Times New Roman1"/>
    </style:style>
    <style:style style:name="T4" style:family="text">
      <style:text-properties style:text-position="0% 100%" style:font-name="Times New Roman1" fo:font-weight="normal" officeooo:rsid="00109657" style:font-name-asian="Times New Roman1" style:font-weight-asian="normal" style:font-name-complex="Times New Roman1" style:font-weight-complex="normal"/>
    </style:style>
    <style:style style:name="T5" style:family="text">
      <style:text-properties style:text-position="0% 100%" officeooo:rsid="0010eb80"/>
    </style:style>
    <style:style style:name="T6" style:family="text">
      <style:text-properties style:text-position="0% 100%" officeooo:rsid="001a2d00"/>
    </style:style>
    <style:style style:name="T7" style:family="text">
      <style:text-properties style:text-position="0% 100%" officeooo:rsid="001b0eb6"/>
    </style:style>
    <style:style style:name="T8" style:family="text">
      <style:text-properties style:text-position="0% 100%" fo:font-weight="normal" officeooo:rsid="000f1e7f" style:font-weight-asian="normal" style:font-weight-complex="normal"/>
    </style:style>
    <style:style style:name="T9" style:family="text">
      <style:text-properties style:text-position="0% 100%" fo:font-weight="normal" officeooo:rsid="001b0eb6" style:font-weight-asian="normal" style:font-weight-complex="normal"/>
    </style:style>
    <style:style style:name="T10" style:family="text">
      <style:text-properties style:text-position="0% 100%" fo:language="zxx" fo:country="none" fo:font-weight="normal" officeooo:rsid="001b0eb6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style:text-position="super 58%"/>
    </style:style>
    <style:style style:name="T12" style:family="text">
      <style:text-properties officeooo:rsid="001b0e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ic Equations:</text:p>
      <text:list xml:id="list1517871423" text:style-name="L1">
        <text:list-item>
          <text:p text:style-name="P7"><text:span text:style-name="T1">Acid + Alkali </text:span><text:span text:style-name="T3">→</text:span><text:span text:style-name="T1"> </text:span><text:span text:style-name="T7">S</text:span><text:span text:style-name="T1">alt + </text:span><text:span text:style-name="T7">W</text:span><text:span text:style-name="T1">ater</text:span></text:p>
        </text:list-item>
        <text:list-item>
          <text:p text:style-name="P6"><text:span text:style-name="T8">Acid + </text:span><text:span text:style-name="T10">Base</text:span><text:span text:style-name="T8"> </text:span><text:span text:style-name="T4">→</text:span><text:span text:style-name="T8"> </text:span><text:span text:style-name="T9">S</text:span><text:span text:style-name="T8">alt + </text:span><text:span text:style-name="T9">W</text:span><text:span text:style-name="T8">ater</text:span></text:p>
        </text:list-item>
        <text:list-item>
          <text:p text:style-name="P8"><text:span text:style-name="T1">Acid + </text:span><text:span text:style-name="T2">Carbonate </text:span><text:span text:style-name="T3">→</text:span><text:span text:style-name="T1"> </text:span><text:span text:style-name="T5">Salt + </text:span><text:span text:style-name="T7">C</text:span><text:span text:style-name="T5">arbon dioxide + </text:span><text:span text:style-name="T7">W</text:span><text:span text:style-name="T5">ater</text:span></text:p>
        </text:list-item>
        <text:list-item>
          <text:p text:style-name="P9"><text:span text:style-name="T1">Acid + </text:span><text:span text:style-name="T5">Metal</text:span><text:span text:style-name="T3">→</text:span><text:span text:style-name="T1"> </text:span><text:span text:style-name="T7">M</text:span><text:span text:style-name="T6">etal </text:span><text:span text:style-name="T1">salt + </text:span><text:span text:style-name="T7">H</text:span><text:span text:style-name="T5">ydrogen</text:span></text:p>
        </text:list-item>
      </text:list>
      <text:p text:style-name="P2"/>
      <text:p text:style-name="P3">There are strong and weak acids. Acids such as HCl are strong acids, as they fully ionise – all their hydrogens break off to form H<text:span text:style-name="T11">+</text:span> ions.</text:p>
      <text:p text:style-name="P4">Weak acids include ethanoic acid, as not all the hydrogens break off, some stay with the original molecule, not fully ionising.</text:p>
      <text:p text:style-name="P4"/>
      <text:p text:style-name="P4"/>
      <text:p text:style-name="P5">Neutralisation is where the H<text:span text:style-name="T11">+</text:span> ion is replaces vby a metal of an ammonium ion, forming a sal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12M12S</meta:editing-duration>
    <meta:editing-cycles>19</meta:editing-cycles>
    <meta:generator>LibreOffice/7.0.3.1$Linux_X86_64 LibreOffice_project/00$Build-1</meta:generator>
    <dc:date>2020-11-22T10:18:56.432564163</dc:date>
    <meta:document-statistic meta:table-count="0" meta:image-count="0" meta:object-count="0" meta:page-count="1" meta:paragraph-count="8" meta:word-count="102" meta:character-count="518" meta:non-whitespace-character-count="427"/>
    <meta:user-defined meta:name="Info 1"/>
    <meta:user-defined meta:name="Info 2"/>
    <meta:user-defined meta:name="Info 3"/>
    <meta:user-defined meta:name="Info 4"/>
  </office:meta>
</office:document-meta>
</file>